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24mm"/>
    </style:style>
    <style:style style:name="co3" style:family="table-column">
      <style:table-column-properties fo:break-before="auto" style:column-width="77.45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39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tatus vraag:</text:p>
          </table:table-cell>
          <table:table-cell office:value-type="string" calcext:value-type="string">
            <text:p>Uitleg:</text:p>
          </table:table-cell>
          <table:table-cell table:number-columns-repeated="11"/>
          <table:table-cell office:value-type="string" calcext:value-type="string">
            <text:p>Types of View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euw</text:p>
          </table:table-cell>
          <table:table-cell office:value-type="string" calcext:value-type="string">
            <text:p>Vragen die organisaties juist ingediend hebben</text:p>
          </table:table-cell>
          <table:table-cell table:number-columns-repeated="11"/>
          <table:table-cell office:value-type="string" calcext:value-type="string">
            <text:p>Anoniem (Student)</text:p>
          </table:table-cell>
          <table:table-cell office:value-type="string" calcext:value-type="string">
            <text:p>Standaard (bv. Alfabetisch) geordend, enkel wat anons kunnen zien, niets aanpasbaar, met ‘Contacteer ons’ info.</text:p>
          </table:table-cell>
        </table:table-row>
        <table:table-row table:style-name="ro1">
          <table:table-cell/>
          <table:table-cell office:value-type="string" calcext:value-type="string">
            <text:p>intake</text:p>
          </table:table-cell>
          <table:table-cell office:value-type="string" calcext:value-type="string">
            <text:p>Vragen die aangepast moeten worden (budget, inhoud,…).</text:p>
          </table:table-cell>
          <table:table-cell table:number-columns-repeated="11"/>
          <table:table-cell office:value-type="string" calcext:value-type="string">
            <text:p>Organisatie</text:p>
          </table:table-cell>
          <table:table-cell office:value-type="string" calcext:value-type="string">
            <text:p>Standaard eigen vragen van boven in lijst (gesorteerd op datum?), eventueel highlight. (misschien ook beperkte status (‘new’, ‘in progress’, ‘running’) bij hun eigen vragen, of dit enkel in de detailview?)</text:p>
          </table:table-cell>
        </table:table-row>
        <table:table-row table:style-name="ro1">
          <table:table-cell/>
          <table:table-cell office:value-type="string" calcext:value-type="string">
            <text:p>onbemiddelbaar</text:p>
          </table:table-cell>
          <table:table-cell office:value-type="string" calcext:value-type="string">
            <text:p>Vragen waarvan de aanpassingen door de centrale medewerker niet aanvaard werden door de organisatie, en er verder geen oplossing voor is. (geweigerd langs de kant van de organisatie? Belangrijk?)</text:p>
          </table:table-cell>
          <table:table-cell table:number-columns-repeated="11"/>
          <table:table-cell office:value-type="string" calcext:value-type="string">
            <text:p>Regionale medewerker</text:p>
          </table:table-cell>
          <table:table-cell office:value-type="string" calcext:value-type="string">
            <text:p>Nieuwste vragen betreffende hun regio eerst, eventueel highlight. Zet status bij kolommen.</text:p>
          </table:table-cell>
        </table:table-row>
        <table:table-row table:style-name="ro1">
          <table:table-cell/>
          <table:table-cell office:value-type="string" calcext:value-type="string">
            <text:p>adviesraad</text:p>
          </table:table-cell>
          <table:table-cell office:value-type="string" calcext:value-type="string">
            <text:p>Vragen waarover men het niet zeker is, moeten die in centraal nog beslissing over maken. (verschil met intake?)</text:p>
          </table:table-cell>
          <table:table-cell table:number-columns-repeated="11"/>
          <table:table-cell office:value-type="string" calcext:value-type="string">
            <text:p>Centrale medewerker</text:p>
          </table:table-cell>
          <table:table-cell office:value-type="string" calcext:value-type="string">
            <text:p>Nieuwste vragen eerst, eventueel hightlight van vragen die nog niet open staan voor de regionale medewerker. Voeg kolom ‘status’ toe.</text:p>
          </table:table-cell>
        </table:table-row>
        <table:table-row table:style-name="ro1">
          <table:table-cell/>
          <table:table-cell office:value-type="string" calcext:value-type="string">
            <text:p>in verwerking</text:p>
          </table:table-cell>
          <table:table-cell office:value-type="string" calcext:value-type="string">
            <text:p>Super status van nieuw, intake, adviesraad, draft? Blijft vanaf nieuw tot vrij.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raft</text:p>
          </table:table-cell>
          <table:table-cell office:value-type="string" calcext:value-type="string">
            <text:p>???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rij</text:p>
          </table:table-cell>
          <table:table-cell office:value-type="string" calcext:value-type="string">
            <text:p>Vraag is aan een regio(s) toegewezen. ?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erwerkt</text:p>
          </table:table-cell>
          <table:table-cell office:value-type="string" calcext:value-type="string">
            <text:p>Vraag is verwerkt en staat voor iedereen op de website.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eweigerd</text:p>
          </table:table-cell>
          <table:table-cell office:value-type="string" calcext:value-type="string">
            <text:p>Vraag is geweigerd door de centrale medewerker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ngetrokken</text:p>
          </table:table-cell>
          <table:table-cell office:value-type="string" calcext:value-type="string">
            <text:p>Vraag is ingetrokken door de organisatie.</text:p>
          </table:table-cell>
          <table:table-cell table:number-columns-repeated="11"/>
          <table:table-cell office:value-type="string" calcext:value-type="string">
            <text:p>Types of Form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 optie</text:p>
          </table:table-cell>
          <table:table-cell office:value-type="string" calcext:value-type="string">
            <text:p>Vraag is in optie bij een bepaalde student?</text:p>
          </table:table-cell>
          <table:table-cell table:number-columns-repeated="11"/>
          <table:table-cell office:value-type="string" calcext:value-type="string">
            <text:p>Anoniem (Student)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office:value-type="string" calcext:value-type="string">
            <text:p>lopend</text:p>
          </table:table-cell>
          <table:table-cell office:value-type="string" calcext:value-type="string">
            <text:p>Vraag is lopend met student(en) die eraan werken.</text:p>
          </table:table-cell>
          <table:table-cell table:number-columns-repeated="11"/>
          <table:table-cell office:value-type="string" calcext:value-type="string">
            <text:p>Organisatie</text:p>
          </table:table-cell>
          <table:table-cell office:value-type="string" calcext:value-type="string">
            <text:p>Gelijkaardig aan wat nodig is om vraag aan te maken, met misschien enkele velden truncated (bv. Organisatie). (enkel van toepassing voordat de mensen van centrale er naar kijken)</text:p>
          </table:table-cell>
        </table:table-row>
        <table:table-row table:style-name="ro1">
          <table:table-cell/>
          <table:table-cell office:value-type="string" calcext:value-type="string">
            <text:p>afgerond</text:p>
          </table:table-cell>
          <table:table-cell office:value-type="string" calcext:value-type="string">
            <text:p>Vraag is afgerond.</text:p>
          </table:table-cell>
          <table:table-cell table:number-columns-repeated="11"/>
          <table:table-cell office:value-type="string" calcext:value-type="string">
            <text:p>Regionale medewerker</text:p>
          </table:table-cell>
          <table:table-cell office:value-type="string" calcext:value-type="string">
            <text:p>1) Voeg studenten toe aan de vraag (als status gelijk aan ‘verwerkt’, ‘in_optie’), pas de status aan (‘verwerkt’ ↔ ‘in optie’ ↔ ‘lopend’ → ‘afgerond’). 2) Voeg paper als bijlage toe als status ‘lopend’ → ‘afgerond’.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entrale medewerker</text:p>
          </table:table-cell>
          <table:table-cell office:value-type="string" calcext:value-type="string">
            <text:p>Pas de velden van de vraag aan (exclusief datum aanmaak, organisatie en andere immutalbe velden) (zie ook bij form Organisatie), kan de status aanpassen van ‘nieuw’ → ‘intake’, ‘in verwerking’,… → ‘vrij’ (geeft dan door aan regionale)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" office:value-type="string" calcext:value-type="string">
            <text:p>Can View</text:p>
          </table:table-cell>
          <table:table-cell office:value-type="string" calcext:value-type="string">
            <text:p>Centrale medewerker</text:p>
          </table:table-cell>
          <table:table-cell office:value-type="string" calcext:value-type="string">
            <text:p>Regionale medewerker (vragen van hun regio)</text:p>
          </table:table-cell>
          <table:table-cell office:value-type="string" calcext:value-type="string">
            <text:p>Organisatie (hun eigen vragen)</text:p>
          </table:table-cell>
          <table:table-cell office:value-type="string" calcext:value-type="string">
            <text:p>Anoniem (Student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nieu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inta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tbreidingen:</text:p>
          </table:table-cell>
          <table:table-cell table:number-columns-repeated="5"/>
          <table:table-cell office:value-type="string" calcext:value-type="string">
            <text:p>onbemiddelba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 vragenlijst: Laat gebruikers kolommen kiezen. Hij kan hierop dan sorteren</text:p>
          </table:table-cell>
          <table:table-cell table:number-columns-repeated="5"/>
          <table:table-cell office:value-type="string" calcext:value-type="string">
            <text:p>adviesra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in verwerk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draf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vrij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verwerk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xtra checks (buiten status question)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geweige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dig voor permissies view (gegeven: user, question_id):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ngetrokk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noniem (Student)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 opti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ganisati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open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gionale medewerker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fgero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entrale medewerker</text:p>
          </table:table-cell>
          <table:table-cell office:value-type="string" calcext:value-type="string">
            <text:p>None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 table:style-name="ce1" office:value-type="string" calcext:value-type="string">
            <text:p>Can Edit</text:p>
          </table:table-cell>
          <table:table-cell office:value-type="string" calcext:value-type="string">
            <text:p>Centrale medewerker</text:p>
          </table:table-cell>
          <table:table-cell office:value-type="string" calcext:value-type="string">
            <text:p>Regionale medewerker (vragen van hun regio)</text:p>
          </table:table-cell>
          <table:table-cell office:value-type="string" calcext:value-type="string">
            <text:p>Organisatie (hun eigen vragen)</text:p>
          </table:table-cell>
          <table:table-cell office:value-type="string" calcext:value-type="string">
            <text:p>Anoniem (Student)</text:p>
          </table:table-cell>
          <table:table-cell table:number-columns-repeated="3"/>
          <table:table-cell office:value-type="string" calcext:value-type="string">
            <text:p>Nodig voor permissies edit (gegeven: user, question_id):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nieu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noniem (Student)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ak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Organisatie</text:p>
          </table:table-cell>
          <table:table-cell office:value-type="string" calcext:value-type="string">
            <text:p>Check question.organisation.id == user.organisation.id (try except valueError, not every user has an organisation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nbemiddelbaa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gionale medewerker</text:p>
          </table:table-cell>
          <table:table-cell office:value-type="string" calcext:value-type="string">
            <text:p>Check question.region.id == user.region.id (try except for ValueError, not every user has a region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dviesraa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entrale medewerker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 verwerkin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draf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vri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verwerk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geweiger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ingetrokke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in opt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xtra checks nodig voor functionalitiet: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lope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dig voor functionaliteit view: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afgeron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noniem (Student)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Organisatie</text:p>
          </table:table-cell>
          <table:table-cell office:value-type="string" calcext:value-type="string">
            <text:p>Set questions with (question.organisation.id == user.organisation.id) at the top of the list.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gionale medewerker</text:p>
          </table:table-cell>
          <table:table-cell office:value-type="string" calcext:value-type="string">
            <text:p>Set questions with (question.region.id == user.region.id) at the top of the list. (Set questions with status ‘vrij’, ‘in optie’, ‘lopend’, boven die met status ‘verwerkt’?). Highlight questions with (question.region.id == user.region.id).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entrale medewerker</text:p>
          </table:table-cell>
          <table:table-cell office:value-type="string" calcext:value-type="string">
            <text:p>Set questions with the statuses that Centrale medewerkers can edit at the top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4"/>
          <table:table-cell office:value-type="string" calcext:value-type="string">
            <text:p>Nodig voor functionaliteit edit:</text:p>
          </table:table-cell>
          <table:table-cell office:value-type="string" calcext:value-type="string">
            <text:p>(see Types of Forms hierboven)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noniem (Student)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Organisatie</text:p>
          </table:table-cell>
          <table:table-cell office:value-type="string" calcext:value-type="string">
            <text:p>Let organisations make corrections to basic parts of the question (bv the question text), but only when the status of the question is ‘nieuw’.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gionale medewerker</text:p>
          </table:table-cell>
          <table:table-cell office:value-type="string" calcext:value-type="string">
            <text:p>Depending on status, let medewerkers add student(s) to work on question, or let them add the paper made by the student (and let them change the status of the question)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entrale medewerker</text:p>
          </table:table-cell>
          <table:table-cell office:value-type="string" calcext:value-type="string">
            <text:p>Let them edit status and the basic parts of the questio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nl" number:country="BE">
      <number:number number:decimal-places="0" loext:min-decimal-places="0" number:min-integer-digits="1" number:grouping="true"/>
      <number:text> €</number:text>
    </number:number-style>
    <number:number-style style:name="N10107" number:language="nl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nl" number:country="BE">
      <number:number number:decimal-places="0" loext:min-decimal-places="0" number:min-integer-digits="1" number:grouping="true"/>
      <number:text> €</number:text>
    </number:number-style>
    <number:number-style style:name="N10108" number:language="nl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nl" number:country="BE">
      <number:number number:decimal-places="2" loext:min-decimal-places="2" number:min-integer-digits="1" number:grouping="true"/>
      <number:text> €</number:text>
    </number:number-style>
    <number:number-style style:name="N10109" number:language="nl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nl" number:country="BE">
      <number:number number:decimal-places="2" loext:min-decimal-places="2" number:min-integer-digits="1" number:grouping="true"/>
      <number:text> €</number:text>
    </number:number-style>
    <number:number-style style:name="N10110" number:language="nl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nl" number:country="BE">
      <number:day/>
      <number:text>/</number:text>
      <number:month number:style="long"/>
      <number:text>/</number:text>
      <number:year number:style="long"/>
    </number:date-style>
    <number:date-style style:name="N10112" number:language="nl" number:country="BE">
      <number:day/>
      <number:text>/</number:text>
      <number:month number:textual="true"/>
      <number:text>/</number:text>
      <number:year/>
    </number:date-style>
    <number:date-style style:name="N10113" number:language="nl" number:country="BE">
      <number:day/>
      <number:text>/</number:text>
      <number:month number:textual="true"/>
    </number:date-style>
    <number:date-style style:name="N10114" number:language="nl" number:country="BE">
      <number:month number:textual="true"/>
      <number:text>/</number:text>
      <number:year/>
    </number:date-style>
    <number:time-style style:name="N10115" number:language="nl" number:country="BE">
      <number:hours/>
      <number:text>:</number:text>
      <number:minutes number:style="long"/>
      <number:text> </number:text>
      <number:am-pm/>
    </number:time-style>
    <number:time-style style:name="N10116" number:language="nl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nl" number:country="BE">
      <number:hours/>
      <number:text>:</number:text>
      <number:minutes number:style="long"/>
    </number:time-style>
    <number:time-style style:name="N10118" number:language="nl" number:country="BE">
      <number:hours/>
      <number:text>:</number:text>
      <number:minutes number:style="long"/>
      <number:text>:</number:text>
      <number:seconds number:style="long"/>
    </number:time-style>
    <number:date-style style:name="N10119" number:language="nl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nl" number:country="BE">
      <number:number number:decimal-places="0" loext:min-decimal-places="0" number:min-integer-digits="1" number:grouping="true"/>
      <number:text>   </number:text>
    </number:number-style>
    <number:number-style style:name="N10120" number:language="nl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nl" number:country="BE">
      <number:number number:decimal-places="0" loext:min-decimal-places="0" number:min-integer-digits="1" number:grouping="true"/>
      <number:text>   </number:text>
    </number:number-style>
    <number:number-style style:name="N10121" number:language="nl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nl" number:country="BE">
      <number:number number:decimal-places="2" loext:min-decimal-places="2" number:min-integer-digits="1" number:grouping="true"/>
      <number:text>   </number:text>
    </number:number-style>
    <number:number-style style:name="N10122" number:language="nl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nl" number:country="BE">
      <number:number number:decimal-places="2" loext:min-decimal-places="2" number:min-integer-digits="1" number:grouping="true"/>
      <number:text>   </number:text>
    </number:number-style>
    <number:number-style style:name="N10123" number:language="nl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nl" number:country="B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4P1" style:volatile="true" number:language="nl" number:country="B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4P2" style:volatile="true" number:language="nl" number:country="BE">
      <loext:text> </loext:text>
      <loext:fill-character> </loext:fill-character>
      <number:text>-    </number:text>
    </number:number-style>
    <number:text-style style:name="N10124" number:language="nl" number:country="B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nl" number:country="B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5P1" style:volatile="true" number:language="nl" number:country="B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5P2" style:volatile="true" number:language="nl" number:country="BE">
      <loext:text> </loext:text>
      <loext:fill-character> </loext:fill-character>
      <number:text>- € </number:text>
    </number:number-style>
    <number:text-style style:name="N10125" number:language="nl" number:country="BE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nl" number:country="B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6P1" style:volatile="true" number:language="nl" number:country="B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6P2" style:volatile="true" number:language="nl" number:country="B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6" number:language="nl" number:country="BE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nl" number:country="B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7P1" style:volatile="true" number:language="nl" number:country="B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7P2" style:volatile="true" number:language="nl" number:country="B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7" number:language="nl" number:country="B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02:38:28.920000000</meta:creation-date>
    <dc:date>2017-04-16T03:53:01.407000000</dc:date>
    <meta:editing-duration>PT1M11S</meta:editing-duration>
    <meta:editing-cycles>1</meta:editing-cycles>
    <meta:document-statistic meta:table-count="1" meta:cell-count="227" meta:object-count="0"/>
    <meta:generator>LibreOffice/5.1.5.2$Windows_X86_64 LibreOffice_project/7a864d8825610a8c07cfc3bc01dd4fce6a9447e5</meta:generator>
  </office:meta>
</office:document-meta>
</file>